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07000000E5092E85261AE9DE18.png" manifest:media-type="image/png"/>
  <manifest:file-entry manifest:full-path="Pictures/1007456C00001B2F000017AB89618601596C397D.wmf" manifest:media-type="image/x-w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libri" fo:font-size="16pt" fo:font-weight="bold" style:font-size-asian="16pt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style:font-name="Calibri" fo:font-size="11pt" style:font-size-asian="11pt" style:font-name-complex="Arial" style:font-size-complex="11pt"/>
    </style:style>
    <style:style style:name="P3" style:family="paragraph" style:parent-style-name="Header"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2.501cm"/>
        </style:tab-stops>
      </style:paragraph-properties>
      <style:text-properties style:font-name="Calibri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2.501cm"/>
        </style:tab-stops>
      </style:paragraph-properties>
      <style:text-properties style:font-name="Calibri" officeooo:paragraph-rsid="001bc1e8"/>
    </style:style>
    <style:style style:name="P9" style:family="paragraph" style:parent-style-name="Standard">
      <style:paragraph-properties fo:line-height="150%" fo:text-align="center" style:justify-single-word="false">
        <style:tab-stops>
          <style:tab-stop style:position="2.501cm"/>
        </style:tab-stops>
      </style:paragraph-properties>
      <style:text-properties style:font-name="Calibri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normal" style:font-weight-asian="normal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2.501cm"/>
        </style:tab-stops>
      </style:paragraph-properties>
      <style:text-properties fo:color="#000000" style:font-name="Calibri" style:language-asian="pt" style:country-asian="BR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libri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libri" fo:font-weight="bold" officeooo:paragraph-rsid="001d161c" style:font-weight-asian="bold" style:font-weight-complex="bold"/>
    </style:style>
    <style:style style:name="P15" style:family="paragraph" style:parent-style-name="Footer">
      <style:text-properties style:font-name="Calibri"/>
    </style:style>
    <style:style style:name="P16" style:family="paragraph" style:parent-style-name="Text_20_body">
      <style:paragraph-properties fo:text-align="center" style:justify-single-word="false"/>
      <style:text-properties style:font-name="Calibri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Calibri" fo:font-weight="normal" style:font-weight-asian="normal"/>
    </style:style>
    <style:style style:name="P18" style:family="paragraph" style:parent-style-name="Text_20_body">
      <style:paragraph-properties fo:line-height="150%" fo:text-align="center" style:justify-single-word="false">
        <style:tab-stops>
          <style:tab-stop style:position="2.501cm"/>
        </style:tab-stops>
      </style:paragraph-properties>
      <style:text-properties style:font-name="Calibri" fo:font-weight="normal" style:font-weight-asian="normal"/>
    </style:style>
    <style:style style:name="P19" style:family="paragraph" style:parent-style-name="Text_20_body">
      <style:paragraph-properties fo:text-align="center" style:justify-single-word="false"/>
      <style:text-properties style:font-name="Calibri" fo:font-weight="normal" style:font-weight-asian="normal"/>
    </style:style>
    <style:style style:name="P20" style:family="paragraph" style:parent-style-name="Text_20_body">
      <style:paragraph-properties fo:text-align="justify" style:justify-single-word="false"/>
      <style:text-properties style:font-name="Calibri" fo:font-weight="normal" style:font-weight-asian="normal"/>
    </style:style>
    <style:style style:name="P21" style:family="paragraph" style:parent-style-name="Text_20_body">
      <style:paragraph-properties fo:text-align="center" style:justify-single-word="false"/>
      <style:text-properties fo:color="#ff3333" style:font-name="Calibri" fo:font-weight="normal" style:font-weight-asian="normal" style:font-weight-complex="bold"/>
    </style:style>
    <style:style style:name="P22" style:family="paragraph" style:parent-style-name="Text_20_body">
      <style:paragraph-properties fo:text-align="justify" style:justify-single-word="false" fo:break-before="page"/>
      <style:text-properties style:font-name="Calibri" fo:font-weight="normal" officeooo:rsid="001e617b" officeooo:paragraph-rsid="001e617b" style:font-weight-asian="normal"/>
    </style:style>
    <style:style style:name="P23" style:family="paragraph" style:parent-style-name="Heading_20_1">
      <style:text-properties style:font-name="Calibri"/>
    </style:style>
    <style:style style:name="P24" style:family="paragraph" style:parent-style-name="Heading_20_5">
      <style:paragraph-properties fo:margin-left="1.78cm" fo:margin-right="0cm" fo:text-indent="-1.778cm" style:auto-text-indent="false"/>
      <style:text-properties style:font-name="Calibri" fo:font-size="20pt" style:font-size-asian="20pt"/>
    </style:style>
    <style:style style:name="P25" style:family="paragraph" style:parent-style-name="Standard">
      <style:paragraph-properties fo:line-height="150%" fo:text-align="justify" style:justify-single-word="false">
        <style:tab-stops>
          <style:tab-stop style:position="2.501cm"/>
        </style:tab-stops>
      </style:paragraph-properties>
      <style:text-properties style:font-name="Calibri" officeooo:paragraph-rsid="001bc1e8" style:font-name-complex="Times New Roman"/>
    </style:style>
    <style:style style:name="P26" style:family="paragraph" style:parent-style-name="Standard">
      <style:paragraph-properties fo:line-height="150%" fo:text-align="end" style:justify-single-word="false">
        <style:tab-stops>
          <style:tab-stop style:position="2.501cm"/>
        </style:tab-stops>
      </style:paragraph-properties>
      <style:text-properties style:font-name="Calibri" officeooo:paragraph-rsid="001bc1e8" style:font-name-complex="Times New Roman"/>
    </style:style>
    <style:style style:name="P27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Calibri" fo:font-weight="bold" officeooo:paragraph-rsid="001d161c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style:font-name="Calibri" fo:font-size="12pt" fo:letter-spacing="normal" fo:font-style="normal" fo:font-weight="bold" fo:background-color="#ffffff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font-name-complex="Times New Roman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4">Protocolo Nº 31500/2021</text:p>
      <text:p text:style-name="P13"/>
      <text:p text:style-name="P6">Assunto: Auto de Infração</text:p>
      <text:p text:style-name="P6"/>
      <text:p text:style-name="P11"><text:span text:style-name="Strong_20_Emphasis"><text:span text:style-name="T2">Ao Setor de Protocolo e Arquivo</text:span></text:span></text:p>
      <text:p text:style-name="P7"/>
      <text:p text:style-name="P7"/>
      <text:p text:style-name="P8"><text:tab/><text:span text:style-name="T3">Solicitamos que o protocolo n° 31500/2021, referente ao Auto de Infração Nº 018/2021 (documentos anexos), seja autuado em processo específico.</text:span></text:p>
      <text:p text:style-name="P25"><text:tab/>Após, retornar para demais providências.</text:p>
      <text:p text:style-name="P25"><text:tab/></text:p>
      <text:p text:style-name="P26">Piracicaba, 01 de março de 2021. </text:p>
      <text:p text:style-name="P12"/>
      <text:p text:style-name="P7"/>
      <text:p text:style-name="P10">_______________________________</text:p>
      <text:p text:style-name="P16">TAMARA STURION GAIOTO</text:p>
      <text:p text:style-name="P18">Encarregada de Serviço</text:p>
      <text:p text:style-name="P7"/>
      <text:p text:style-name="P7"/>
      <text:p text:style-name="P9">_______________________________________</text:p>
      <text:p text:style-name="P16">SEBASTIÃO AMARAL CAMPOS</text:p>
      <text:p text:style-name="P19">Coordenador do Plano Municipal de Combate ao Aedes</text:p>
      <text:p text:style-name="P4"/>
      <text:p text:style-name="P17"/>
      <text:p text:style-name="P17"/>
      <text:p text:style-name="P17"/>
      <text:p text:style-name="P21"/>
      <text:p text:style-name="P20">/tsg.<text:tab/></text:p>
      <text:p text:style-name="P20"/>
      <text:p text:style-name="P22"/>
      <text:p text:style-name="P14">Protocolo Nº 31550/2021</text:p>
      <text:p text:style-name="P13"/>
      <text:p text:style-name="P6">Assunto: Auto de Infração</text:p>
      <text:p text:style-name="P6"/>
      <text:p text:style-name="P11"><text:span text:style-name="Strong_20_Emphasis"><text:span text:style-name="T2">Ao Setor de Protocolo e Arquivo</text:span></text:span></text:p>
      <text:p text:style-name="P7"/>
      <text:p text:style-name="P7"/>
      <text:p text:style-name="P8"><text:tab/><text:span text:style-name="T3">Solicitamos que o protocolo n° 31550/2021, referente ao Auto de Infração Nº 007/2021 (documentos anexos), seja autuado em processo específico.</text:span></text:p>
      <text:p text:style-name="P25"><text:tab/>Após, retornar para demais providências.</text:p>
      <text:p text:style-name="P25"><text:tab/></text:p>
      <text:p text:style-name="P26">Piracicaba, 01 de março de 2021. </text:p>
      <text:p text:style-name="P12"/>
      <text:p text:style-name="P7"/>
      <text:p text:style-name="P10">_______________________________</text:p>
      <text:p text:style-name="P16">TAMARA STURION GAIOTO</text:p>
      <text:p text:style-name="P18">Encarregada de Serviço</text:p>
      <text:p text:style-name="P7"/>
      <text:p text:style-name="P7"/>
      <text:p text:style-name="P9">_______________________________________</text:p>
      <text:p text:style-name="P16">SEBASTIÃO AMARAL CAMPOS</text:p>
      <text:p text:style-name="P19">Coordenador do Plano Municipal de Combate ao Aedes</text:p>
      <text:p text:style-name="P4"/>
      <text:p text:style-name="P17"/>
      <text:p text:style-name="P17"/>
      <text:p text:style-name="P17"/>
      <text:p text:style-name="P21"/>
      <text:p text:style-name="P20">/tsg.<text:tab/></text:p>
      <text:p text:style-name="P20"/>
      <text:p text:style-name="P22"/>
      <text:p text:style-name="P14">Protocolo Nº 31551/2021</text:p>
      <text:p text:style-name="P13"/>
      <text:p text:style-name="P6">Assunto: Auto de Infração</text:p>
      <text:p text:style-name="P6"/>
      <text:p text:style-name="P11"><text:span text:style-name="Strong_20_Emphasis"><text:span text:style-name="T2">Ao Setor de Protocolo e Arquivo</text:span></text:span></text:p>
      <text:p text:style-name="P7"/>
      <text:p text:style-name="P7"/>
      <text:p text:style-name="P8"><text:tab/><text:span text:style-name="T3">Solicitamos que o protocolo n° 31551/2021, referente ao Auto de Infração Nº 012/2021 (documentos anexos), seja autuado em processo específico.</text:span></text:p>
      <text:p text:style-name="P25"><text:tab/>Após, retornar para demais providências.</text:p>
      <text:p text:style-name="P25"><text:tab/></text:p>
      <text:p text:style-name="P26">Piracicaba, 01 de março de 2021. </text:p>
      <text:p text:style-name="P12"/>
      <text:p text:style-name="P7"/>
      <text:p text:style-name="P10">_______________________________</text:p>
      <text:p text:style-name="P16">TAMARA STURION GAIOTO</text:p>
      <text:p text:style-name="P18">Encarregada de Serviço</text:p>
      <text:p text:style-name="P7"/>
      <text:p text:style-name="P7"/>
      <text:p text:style-name="P9">_______________________________________</text:p>
      <text:p text:style-name="P16">SEBASTIÃO AMARAL CAMPOS</text:p>
      <text:p text:style-name="P19">Coordenador do Plano Municipal de Combate ao Aedes</text:p>
      <text:p text:style-name="P4"/>
      <text:p text:style-name="P17"/>
      <text:p text:style-name="P17"/>
      <text:p text:style-name="P17"/>
      <text:p text:style-name="P21"/>
      <text:p text:style-name="P20">/tsg.<text:tab/></text:p>
      <text:p text:style-name="P20"/>
      <text:p text:style-name="P22"/>
      <text:p text:style-name="P14">Protocolo Nº 41432/2021</text:p>
      <text:p text:style-name="P13"/>
      <text:p text:style-name="P6">Assunto: Auto de Infração</text:p>
      <text:p text:style-name="P6"/>
      <text:p text:style-name="P11"><text:span text:style-name="Strong_20_Emphasis"><text:span text:style-name="T2">Ao Setor de Protocolo e Arquivo</text:span></text:span></text:p>
      <text:p text:style-name="P7"/>
      <text:p text:style-name="P7"/>
      <text:p text:style-name="P8"><text:tab/><text:span text:style-name="T3">Solicitamos que o protocolo n° 41432/2021, referente ao Auto de Infração Nº 016/2021 (documentos anexos), seja autuado em processo específico.</text:span></text:p>
      <text:p text:style-name="P25"><text:tab/>Após, retornar para demais providências.</text:p>
      <text:p text:style-name="P25"><text:tab/></text:p>
      <text:p text:style-name="P26">Piracicaba, 26 de março de 2021. </text:p>
      <text:p text:style-name="P12"/>
      <text:p text:style-name="P7"/>
      <text:p text:style-name="P10">_______________________________</text:p>
      <text:p text:style-name="P16">TAMARA STURION GAIOTO</text:p>
      <text:p text:style-name="P18">Encarregada de Serviço</text:p>
      <text:p text:style-name="P7"/>
      <text:p text:style-name="P7"/>
      <text:p text:style-name="P9">_______________________________________</text:p>
      <text:p text:style-name="P16">SEBASTIÃO AMARAL CAMPOS</text:p>
      <text:p text:style-name="P19">Coordenador do Plano Municipal de Combate ao Aedes</text:p>
      <text:p text:style-name="P4"/>
      <text:p text:style-name="P17"/>
      <text:p text:style-name="P17"/>
      <text:p text:style-name="P17"/>
      <text:p text:style-name="P21"/>
      <text:p text:style-name="P20">/tsg.<text:tab/></text:p>
      <text:p text:style-name="P20"/>
      <text:p text:style-name="P22"/>
      <text:p text:style-name="P14">Protocolo Nº 38494/2021</text:p>
      <text:p text:style-name="P13"/>
      <text:p text:style-name="P6">Assunto: Auto de Infração</text:p>
      <text:p text:style-name="P6"/>
      <text:p text:style-name="P11"><text:span text:style-name="Strong_20_Emphasis"><text:span text:style-name="T2">Ao Setor de Protocolo e Arquivo</text:span></text:span></text:p>
      <text:p text:style-name="P7"/>
      <text:p text:style-name="P7"/>
      <text:p text:style-name="P8"><text:tab/><text:span text:style-name="T3">Solicitamos que o protocolo n° 38494/2021, referente ao Auto de Infração Nº 014/2021 (documentos anexos), seja autuado em processo específico.</text:span></text:p>
      <text:p text:style-name="P25"><text:tab/>Após, retornar para demais providências.</text:p>
      <text:p text:style-name="P25"><text:tab/></text:p>
      <text:p text:style-name="P26">Piracicaba, 19 de março de 2021. </text:p>
      <text:p text:style-name="P12"/>
      <text:p text:style-name="P7"/>
      <text:p text:style-name="P10">_______________________________</text:p>
      <text:p text:style-name="P16">TAMARA STURION GAIOTO</text:p>
      <text:p text:style-name="P18">Encarregada de Serviço</text:p>
      <text:p text:style-name="P7"/>
      <text:p text:style-name="P7"/>
      <text:p text:style-name="P9">_______________________________________</text:p>
      <text:p text:style-name="P16">SEBASTIÃO AMARAL CAMPOS</text:p>
      <text:p text:style-name="P19">Coordenador do Plano Municipal de Combate ao Aedes</text:p>
      <text:p text:style-name="P4"/>
      <text:p text:style-name="P17"/>
      <text:p text:style-name="P17"/>
      <text:p text:style-name="P17"/>
      <text:p text:style-name="P21"/>
      <text:p text:style-name="P20">/tsg.<text:tab/></text:p>
      <text:p text:style-name="P20"/>
      <text:p text:style-name="P22"/>
      <text:p text:style-name="P14">Protocolo Nº 31503/2021</text:p>
      <text:p text:style-name="P13"/>
      <text:p text:style-name="P6">Assunto: Auto de Infração</text:p>
      <text:p text:style-name="P6"/>
      <text:p text:style-name="P11"><text:span text:style-name="Strong_20_Emphasis"><text:span text:style-name="T2">Ao Setor de Protocolo e Arquivo</text:span></text:span></text:p>
      <text:p text:style-name="P7"/>
      <text:p text:style-name="P7"/>
      <text:p text:style-name="P8"><text:tab/><text:span text:style-name="T3">Solicitamos que o protocolo n° 31503/2021, referente ao Auto de Infração Nº 019/2021 (documentos anexos), seja autuado em processo específico.</text:span></text:p>
      <text:p text:style-name="P25"><text:tab/>Após, retornar para demais providências.</text:p>
      <text:p text:style-name="P25"><text:tab/></text:p>
      <text:p text:style-name="P26">Piracicaba, 01 de março de 2021. </text:p>
      <text:p text:style-name="P12"/>
      <text:p text:style-name="P7"/>
      <text:p text:style-name="P10">_______________________________</text:p>
      <text:p text:style-name="P16">TAMARA STURION GAIOTO</text:p>
      <text:p text:style-name="P18">Encarregada de Serviço</text:p>
      <text:p text:style-name="P7"/>
      <text:p text:style-name="P7"/>
      <text:p text:style-name="P9">_______________________________________</text:p>
      <text:p text:style-name="P16">SEBASTIÃO AMARAL CAMPOS</text:p>
      <text:p text:style-name="P19">Coordenador do Plano Municipal de Combate ao Aedes</text:p>
      <text:p text:style-name="P4"/>
      <text:p text:style-name="P17"/>
      <text:p text:style-name="P17"/>
      <text:p text:style-name="P17"/>
      <text:p text:style-name="P21"/>
      <text:p text:style-name="P20">/tsg.<text:tab/></text:p>
      <text:p text:style-name="P20"/>
      <text:p text:style-name="P22"/>
      <text:p text:style-name="P14">Protocolo Nº 31555/2021</text:p>
      <text:p text:style-name="P13"/>
      <text:p text:style-name="P6">Assunto: Auto de Infração</text:p>
      <text:p text:style-name="P6"/>
      <text:p text:style-name="P11"><text:span text:style-name="Strong_20_Emphasis"><text:span text:style-name="T2">Ao Setor de Protocolo e Arquivo</text:span></text:span></text:p>
      <text:p text:style-name="P7"/>
      <text:p text:style-name="P7"/>
      <text:p text:style-name="P8"><text:tab/><text:span text:style-name="T3">Solicitamos que o protocolo n° 31555/2021, referente ao Auto de Infração Nº 010/2021 (documentos anexos), seja autuado em processo específico.</text:span></text:p>
      <text:p text:style-name="P25"><text:tab/>Após, retornar para demais providências.</text:p>
      <text:p text:style-name="P25"><text:tab/></text:p>
      <text:p text:style-name="P26">Piracicaba, 01 de março de 2021. </text:p>
      <text:p text:style-name="P12"/>
      <text:p text:style-name="P7"/>
      <text:p text:style-name="P10">_______________________________</text:p>
      <text:p text:style-name="P16">TAMARA STURION GAIOTO</text:p>
      <text:p text:style-name="P18">Encarregada de Serviço</text:p>
      <text:p text:style-name="P7"/>
      <text:p text:style-name="P7"/>
      <text:p text:style-name="P9">_______________________________________</text:p>
      <text:p text:style-name="P16">SEBASTIÃO AMARAL CAMPOS</text:p>
      <text:p text:style-name="P19">Coordenador do Plano Municipal de Combate ao Aedes</text:p>
      <text:p text:style-name="P4"/>
      <text:p text:style-name="P17"/>
      <text:p text:style-name="P17"/>
      <text:p text:style-name="P17"/>
      <text:p text:style-name="P21"/>
      <text:p text:style-name="P20">/tsg.<text:tab/></text:p>
      <text:p text:style-name="P20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keep-with-next="always">
        <style:tab-stops>
          <style:tab-stop style:position="10.557cm"/>
        </style:tab-stops>
      </style:paragraph-properties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with-next="always"/>
      <style:text-properties fo:color="#3366ff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24pt" style:font-size-asian="2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635cm" fo:margin-right="0cm" fo:margin-top="0cm" fo:margin-bottom="0cm" loext:contextual-spacing="false" fo:text-align="justify" style:justify-single-word="false" fo:text-indent="0cm" style:auto-text-indent="false" fo:keep-with-next="always">
        <style:tab-stops>
          <style:tab-stop style:position="0.635cm"/>
        </style:tab-stops>
      </style:paragraph-properties>
      <style:text-properties style:font-name="Arial" fo:font-family="Arial" style:font-family-generic="swiss" style:font-pitch="variable" fo:font-size="11pt" fo:language="es" fo:country="ES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Rodapé_20_Char" style:display-name="Rodapé Char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pt" number:country="BR">
      <number:day number:style="long"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5">
      <style:paragraph-properties fo:margin-left="1.78cm" fo:margin-right="0cm" fo:text-indent="-1.778cm" style:auto-text-indent="false"/>
      <style:text-properties style:font-name="Calibri" fo:font-size="20pt" style:font-size-asian="20pt"/>
    </style:style>
    <style:style style:name="MP2" style:family="paragraph" style:parent-style-name="Heading_20_1">
      <style:text-properties style:font-name="Calibri"/>
    </style:style>
    <style:style style:name="MP3" style:family="paragraph" style:parent-style-name="Header">
      <style:paragraph-properties fo:text-align="center" style:justify-single-word="false"/>
      <style:text-properties style:font-name="Calibri" fo:font-size="16pt" fo:font-weight="bold" style:font-size-asian="16pt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Calibri" fo:font-size="11pt" style:font-size-asian="11pt" style:font-name-complex="Arial" style:font-size-complex="11pt"/>
    </style:style>
    <style:style style:name="MP5" style:family="paragraph" style:parent-style-name="Header">
      <style:text-properties style:font-name="Calibri" fo:font-size="11pt" style:font-size-asian="11pt" style:font-size-complex="11pt"/>
    </style:style>
    <style:style style:name="MP6" style:family="paragraph" style:parent-style-name="Standard">
      <style:text-properties style:font-name="Calibri" fo:font-size="11pt" style:font-size-asian="11pt" style:font-size-complex="11pt"/>
    </style:style>
    <style:style style:name="MP7" style:family="paragraph" style:parent-style-name="Footer">
      <style:text-properties style:font-name="Calibri"/>
    </style:style>
    <style:style style:name="MT1" style:family="text">
      <style:text-properties style:text-position="super 58%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1cm" fo:margin-bottom="0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5cm" fo:margin-left="0cm" fo:margin-right="0cm" fo:margin-bottom="1.951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h text:style-name="MP1" text:outline-level="5"><draw:frame draw:style-name="Mfr1" draw:name="objectos gráficos1" text:anchor-type="char" svg:x="-1.588cm" svg:y="-0.356cm" svg:width="3.799cm" svg:height="3.307cm" draw:z-index="1"><draw:image xlink:href="Pictures/1007456C00001B2F000017AB89618601596C397D.wmf" xlink:type="simple" xlink:show="embed" xlink:actuate="onLoad" loext:mime-type="image/x-wmf"/><draw:image xlink:href="Pictures/1000020100000107000000E5092E85261AE9DE18.png" xlink:type="simple" xlink:show="embed" xlink:actuate="onLoad" loext:mime-type="image/png"/></draw:frame><text:s text:c="9"/>Prefeitura do Município de Piracicaba</text:h>
        <text:h text:style-name="MP2" text:outline-level="1"><text:s text:c="10"/>Estado de São Paulo – Brasil</text:h>
        <text:p text:style-name="MP3"><text:s text:c="13"/>Secretaria Municipal de Saúde</text:p>
        <text:p text:style-name="MP3"><text:s text:c="12"/>Centro de Controle de Zoonoses</text:p>
        <text:p text:style-name="MP3"><text:s text:c="8"/></text:p>
      </style:header>
      <style:footer>
        <text:p text:style-name="MP4">Rua dos Mandis, s/n<text:span text:style-name="MT1">0</text:span>. <text:s/>– Bairro Jupiá </text:p>
        <text:p text:style-name="MP5">Tel/fax - <text:s/>(19) 3427-2400 / 3427-3351</text:p>
        <text:p text:style-name="MP6">Piracicaba – SP</text:p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FÍCIO SEDEMA DCA N°247/05</dc:title>
    <meta:initial-creator>Pref. Munic. de Piracicaba</meta:initial-creator>
    <meta:creation-date>2013-03-25T17:52:00</meta:creation-date>
    <dc:date>2021-11-07T20:28:36.192305798</dc:date>
    <meta:editing-cycles>153</meta:editing-cycles>
    <meta:editing-duration>PT21H17M48S</meta:editing-duration>
    <meta:generator>LibreOffice/6.4.7.2$Linux_X86_64 LibreOffice_project/40$Build-2</meta:generator>
    <meta:print-date>2018-09-05T07:32:52.468000000</meta:print-date>
    <meta:document-statistic meta:table-count="0" meta:image-count="1" meta:object-count="0" meta:page-count="2" meta:paragraph-count="24" meta:word-count="99" meta:character-count="879" meta:non-whitespace-character-count="739"/>
    <meta:user-defined meta:name="Producer">OpenTBS 1.10.2</meta:user-defined>
  </office:meta>
</office:document-meta>
</file>